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L385 Unicode" svg:font-family="'APL385 Unicode'" style:font-family-generic="modern" style:font-pitch="fixed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591a1" officeooo:paragraph-rsid="000591a1"/>
    </style:style>
    <style:style style:name="P2" style:family="paragraph" style:parent-style-name="Heading_20_2">
      <style:text-properties officeooo:rsid="000591a1" officeooo:paragraph-rsid="000591a1"/>
    </style:style>
    <style:style style:name="P3" style:family="paragraph" style:parent-style-name="Text_20_body">
      <style:text-properties style:font-name="APL385 Unicode" officeooo:rsid="000591a1" officeooo:paragraph-rsid="000591a1"/>
    </style:style>
    <style:style style:name="P4" style:family="paragraph" style:parent-style-name="Heading_20_2">
      <style:text-properties officeooo:rsid="000906e3" officeooo:paragraph-rsid="000906e3"/>
    </style:style>
    <style:style style:name="P5" style:family="paragraph" style:parent-style-name="Text_20_body">
      <style:text-properties style:font-name="APL385 Unicode" officeooo:rsid="00090ab4" officeooo:paragraph-rsid="00090ab4"/>
    </style:style>
    <style:style style:name="P6" style:family="paragraph" style:parent-style-name="Text_20_body">
      <style:text-properties style:font-name="APL385 Unicode" officeooo:rsid="000c525f" officeooo:paragraph-rsid="000c525f"/>
    </style:style>
    <style:style style:name="P7" style:family="paragraph" style:parent-style-name="Text_20_body">
      <style:text-properties style:font-name="APL385 Unicode" officeooo:rsid="000eede7" officeooo:paragraph-rsid="000eede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65c75"/>
    </style:style>
    <style:style style:name="T3" style:family="text">
      <style:text-properties officeooo:rsid="0007aed5"/>
    </style:style>
    <style:style style:name="T4" style:family="text">
      <style:text-properties officeooo:rsid="000e31b9"/>
    </style:style>
    <style:style style:name="T5" style:family="text">
      <style:text-properties style:rfc-language-tag="es-419" fo:language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D Trabajo en clase 01</text:p>
      <text:h text:style-name="P2" text:outline-level="2">Modelo de dominio</text:h>
      <text:p text:style-name="P3"><text:span text:style-name="T1">1. Modelo conceptual</text:span><text:line-break/>Entregado como archivo astah</text:p>
      <text:p text:style-name="P3"><text:span text:style-name="T1">2. Dos conceptos y definicion</text:span><text:line-break/>Factura: Una factura se genera para clientes pago, artistas y podcasters</text:p>
      <text:p text:style-name="P3">Cancion: Una cancion se relaciona con otros conceptos como el de Artista, Album y Biblioteca; Es algo que le pertenece a un Artista(s), le puede pertenecer a un Album y ademas puede ser agregada a Bibliotecas de <text:span text:style-name="T2">cliente</text:span>s pago</text:p>
      <text:p text:style-name="P3">3. Dos reglas de negocio que no estan en el modelo conceptual<text:line-break/><text:span text:style-name="T3">a. Los clientes no pagos no puden seguir Podcasts<text:line-break/>b. A los clientes no pagos se les mostraran anuncion cada N cantidad de canciones</text:span></text:p>
      <text:h text:style-name="P4" text:outline-level="2">Modelo de consultas</text:h>
      <text:p text:style-name="P5">COMO junta directiva<text:line-break/>QUIERO visualizar el numero de facturas generadas <text:span text:style-name="T4">este mes y el mes anterior</text:span><text:line-break/>PARA PODER determinar si nuestro modelo de negocio esta funcionado</text:p>
      <text:p text:style-name="P6">detalle:<text:line-break/>Presenta numero de facturas generadas por cada concepto que las genera: Clientes pago, Artista y Podcaster <text:span text:style-name="T4">del mes actual y mes previo</text:span></text:p>
      <text:p text:style-name="P6"/>
      <text:p text:style-name="P6"/>
      <text:p text:style-name="P6"/>
      <text:p text:style-name="P6"/>
      <text:p text:style-name="P7">Juan Diego Pati<text:span text:style-name="T5">ño Muñoz<text:line-break/>Jonathan Palomares Castañe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L385 Unicode" svg:font-family="'APL385 Unicode'" style:font-family-generic="modern" style:font-pitch="fixed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7:46:55.683145800</meta:creation-date>
    <dc:date>2025-09-01T18:12:06.710971800</dc:date>
    <meta:editing-duration>PT24M46S</meta:editing-duration>
    <meta:editing-cycles>9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10" meta:word-count="165" meta:character-count="988" meta:non-whitespace-character-count="833"/>
  </office:meta>
</office:document-meta>
</file>